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fo:font-size="12pt" fo:language="en" fo:country="GB" style:font-size-asian="12pt" style:font-size-complex="12pt"/>
    </style:style>
    <style:style style:name="P2" style:family="paragraph" style:parent-style-name="Text_20_body">
      <style:paragraph-properties fo:line-height="150%"/>
      <style:text-properties fo:font-size="12pt" fo:language="en" fo:country="GB" officeooo:paragraph-rsid="001fd841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fo:font-size="12pt" fo:language="en" fo:country="GB" style:font-size-asian="12pt" style:font-size-complex="12pt"/>
    </style:style>
    <style:style style:name="P4" style:family="paragraph" style:parent-style-name="Text_20_body">
      <style:paragraph-properties fo:line-height="150%"/>
      <style:text-properties fo:font-size="12pt" fo:language="en" fo:country="GB" fo:font-weight="normal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8bc05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paragraph-rsid="00064c6c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paragraph-rsid="00088b32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rsid="00064c6c" officeooo:paragraph-rsid="00064c6c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rsid="00064c6c" officeooo:paragraph-rsid="001fd841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rsid="001fd841" officeooo:paragraph-rsid="001fd841" style:text-blinking="false" fo:background-color="transparent" style:font-size-asian="12pt" style:font-size-complex="12pt"/>
    </style:style>
    <style:style style:name="P13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rsid="00088b32" officeooo:paragraph-rsid="0008bc05" style:text-blinking="false" fo:background-color="transparent" style:font-size-asian="12pt" style:font-size-complex="12pt"/>
    </style:style>
    <style:style style:name="P14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rsid="00088b32" officeooo:paragraph-rsid="00088b32" style:text-blinking="false" fo:background-color="transparent" style:font-size-asian="12pt" style:font-size-complex="12pt"/>
    </style:style>
    <style:style style:name="P15" style:family="paragraph" style:parent-style-name="Text_20_body" style:list-style-name="L5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rsid="00088b32" officeooo:paragraph-rsid="00088b32" style:text-blinking="false" fo:background-color="transparent" style:font-size-asian="12pt" style:font-size-complex="12pt"/>
    </style:style>
    <style:style style:name="P16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en" fo:country="GB" fo:font-style="normal" style:text-underline-style="none" fo:font-weight="normal" officeooo:rsid="0008bc05" officeooo:paragraph-rsid="0008bc05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variant="normal" fo:text-transform="none" fo:color="#000000" officeooo:paragraph-rsid="001e0c8c"/>
    </style:style>
    <style:style style:name="P18" style:family="paragraph" style:parent-style-name="Text_20_body">
      <style:paragraph-properties fo:margin-top="0cm" fo:margin-bottom="0cm" loext:contextual-spacing="false" fo:line-height="150%" style:writing-mode="lr-tb"/>
      <style:text-properties fo:font-size="12pt" fo:language="en" fo:country="GB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line-height="150%" style:writing-mode="lr-tb"/>
      <style:text-properties fo:font-size="12pt" fo:language="en" fo:country="GB" officeooo:paragraph-rsid="00088b32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size="12pt" fo:language="en" fo:country="GB" fo:font-weight="normal" officeooo:paragraph-rsid="0024804a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line-height="150%" fo:text-align="justify" style:justify-single-word="false" style:writing-mode="lr-tb"/>
      <style:text-properties fo:font-size="12pt" fo:language="en" fo:country="GB" fo:font-weight="normal" officeooo:rsid="0026f552" officeooo:paragraph-rsid="0026f552" style:font-size-asian="12pt" style:font-size-complex="12pt"/>
    </style:style>
    <style:style style:name="P22" style:family="paragraph" style:parent-style-name="Text_20_body">
      <style:paragraph-properties fo:margin-left="11.255cm" fo:margin-right="0cm" fo:margin-top="0cm" fo:margin-bottom="0cm" loext:contextual-spacing="false" fo:line-height="150%" fo:text-indent="0cm" style:auto-text-indent="false" style:writing-mode="lr-tb"/>
      <style:text-properties fo:font-size="12pt" fo:language="en" fo:country="GB" style:font-size-asian="12pt" style:font-size-complex="12pt"/>
    </style:style>
    <style:style style:name="P23" style:family="paragraph" style:parent-style-name="Text_20_body">
      <style:paragraph-properties fo:margin-left="11.255cm" fo:margin-right="0cm" fo:margin-top="0cm" fo:margin-bottom="0cm" loext:contextual-spacing="false" fo:line-height="150%" fo:text-indent="0cm" style:auto-text-indent="false" style:writing-mode="lr-tb"/>
      <style:text-properties fo:font-size="12pt" fo:language="en" fo:country="GB" officeooo:rsid="00064c6c" officeooo:paragraph-rsid="00064c6c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064c6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0794b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15fe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c141b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24804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64c6c" style:text-blinking="false" fo:background-color="transparent" loext:char-shading-value="0"/>
    </style:style>
    <style:style style:name="T9" style:family="text">
      <style:text-properties fo:font-variant="normal" fo:text-transform="none" fo:color="#222222" style:text-line-through-style="none" style:text-line-through-type="none" style:font-name="Arial" fo:font-style="normal" style:text-underline-style="none" officeooo:rsid="00064c6c" style:text-blinking="false" fo:background-color="#ffffff" loext:char-shading-value="0"/>
    </style:style>
    <style:style style:name="T10" style:family="text">
      <style:text-properties fo:font-variant="normal" fo:text-transform="none" fo:color="#222222" style:text-line-through-style="none" style:text-line-through-type="none" style:font-name="Arial" fo:font-style="normal" style:text-underline-style="none" officeooo:rsid="000794bd" style:text-blinking="false" fo:background-color="#ffffff" loext:char-shading-value="0"/>
    </style:style>
    <style:style style:name="T11" style:family="text">
      <style:text-properties fo:font-variant="normal" fo:text-transform="none" fo:color="#800000" style:text-line-through-style="none" style:text-line-through-type="none" style:font-name="Arial" fo:font-style="normal" style:text-underline-style="none" officeooo:rsid="00064c6c" style:text-blinking="false" fo:background-color="#ffffff" loext:char-shading-value="0"/>
    </style:style>
    <style:style style:name="T12" style:family="text">
      <style:text-properties fo:font-variant="normal" fo:text-transform="none" fo:color="#800000" style:text-line-through-style="none" style:text-line-through-type="none" style:font-name="Arial" fo:font-style="normal" style:text-underline-style="none" officeooo:rsid="000794bd" style:text-blinking="false" fo:background-color="#ffffff" loext:char-shading-value="0"/>
    </style:style>
    <style:style style:name="T13" style:family="text">
      <style:text-properties style:text-line-through-style="none" style:text-line-through-type="none" style:font-name="Arial" fo:font-size="12pt" fo:font-style="normal" style:text-underline-style="none" fo:font-weight="normal" officeooo:rsid="001b12c6" style:text-blinking="false" fo:background-color="transparent" loext:char-shading-value="0" style:font-size-asian="12pt" style:font-size-complex="12pt"/>
    </style:style>
    <style:style style:name="T14" style:family="text">
      <style:text-properties style:text-line-through-style="none" style:text-line-through-type="none" style:font-name="Arial" fo:font-size="12pt" fo:font-style="normal" style:text-underline-style="none" fo:font-weight="normal" officeooo:rsid="001e0c8c" style:text-blinking="false" fo:background-color="transparent" loext:char-shading-value="0" style:font-size-asian="12pt" style:font-size-complex="12pt"/>
    </style:style>
    <style:style style:name="T15" style:family="text">
      <style:text-properties style:text-line-through-style="none" style:text-line-through-type="none" style:font-name="Arial" fo:font-size="12pt" fo:language="en" fo:country="GB" fo:font-style="normal" style:text-underline-style="none" fo:font-weight="normal" officeooo:rsid="001b12c6" style:text-blinking="false" fo:background-color="transparent" loext:char-shading-value="0" style:font-size-asian="12pt" style:font-size-complex="12pt"/>
    </style:style>
    <style:style style:name="T16" style:family="text">
      <style:text-properties style:text-line-through-style="none" style:text-line-through-type="none" style:font-name="Arial" fo:font-size="12pt" fo:language="en" fo:country="GB" fo:font-style="normal" style:text-underline-style="none" fo:font-weight="normal" officeooo:rsid="001e0c8c" style:text-blinking="false" fo:background-color="transparent" loext:char-shading-value="0" style:font-size-asian="12pt" style:font-size-complex="12pt"/>
    </style:style>
    <style:style style:name="T17" style:family="text">
      <style:text-properties fo:color="#222222" fo:letter-spacing="normal"/>
    </style:style>
    <style:style style:name="T18" style:family="text">
      <style:text-properties fo:color="#222222" fo:letter-spacing="normal" fo:language="en" fo:country="GB"/>
    </style:style>
    <style:style style:name="T19" style:family="text">
      <style:text-properties fo:color="#222222" style:text-line-through-style="none" style:text-line-through-type="none" style:font-name="Arial" fo:font-size="12pt" fo:letter-spacing="normal" fo:font-style="normal" style:text-underline-style="none" fo:font-weight="normal" officeooo:rsid="001b12c6" style:text-blinking="false" fo:background-color="transparent" loext:char-shading-value="0" style:font-size-asian="12pt" style:font-size-complex="12pt"/>
    </style:style>
    <style:style style:name="T20" style:family="text">
      <style:text-properties fo:color="#222222" style:text-line-through-style="none" style:text-line-through-type="none" style:font-name="Arial" fo:font-size="12pt" fo:letter-spacing="normal" fo:language="en" fo:country="GB" fo:font-style="normal" style:text-underline-style="none" fo:font-weight="normal" officeooo:rsid="001b12c6" style:text-blinking="false" fo:background-color="transparent" loext:char-shading-value="0" style:font-size-asian="12pt" style:font-size-complex="12pt"/>
    </style:style>
    <style:style style:name="T21" style:family="text">
      <style:text-properties officeooo:rsid="00064c6c"/>
    </style:style>
    <style:style style:name="T22" style:family="text">
      <style:text-properties officeooo:rsid="000794bd"/>
    </style:style>
    <style:style style:name="T23" style:family="text">
      <style:text-properties officeooo:rsid="00088b32"/>
    </style:style>
    <style:style style:name="T24" style:family="text">
      <style:text-properties officeooo:rsid="0008bc05"/>
    </style:style>
    <style:style style:name="T25" style:family="text">
      <style:text-properties fo:font-style="italic" officeooo:rsid="000794bd" style:font-style-asian="italic" style:font-style-complex="italic"/>
    </style:style>
    <style:style style:name="T26" style:family="text">
      <style:text-properties officeooo:rsid="000b2426"/>
    </style:style>
    <style:style style:name="T27" style:family="text">
      <style:text-properties officeooo:rsid="0010040b"/>
    </style:style>
    <style:style style:name="T28" style:family="text">
      <style:text-properties officeooo:rsid="0012b68d"/>
    </style:style>
    <style:style style:name="T29" style:family="text">
      <style:text-properties fo:font-size="9pt" officeooo:rsid="0008bc05" style:font-size-asian="9pt" style:font-size-complex="9pt"/>
    </style:style>
    <style:style style:name="T30" style:family="text">
      <style:text-properties fo:font-size="9pt" fo:language="en" fo:country="GB" officeooo:rsid="0008bc05" style:font-size-asian="9pt" style:font-size-complex="9pt"/>
    </style:style>
    <style:style style:name="T31" style:family="text">
      <style:text-properties officeooo:rsid="001673f1"/>
    </style:style>
    <style:style style:name="T32" style:family="text">
      <style:text-properties officeooo:rsid="001aeb4a"/>
    </style:style>
    <style:style style:name="T33" style:family="text">
      <style:text-properties officeooo:rsid="001b12c6"/>
    </style:style>
    <style:style style:name="T34" style:family="text">
      <style:text-properties officeooo:rsid="001cf1db"/>
    </style:style>
    <style:style style:name="T35" style:family="text">
      <style:text-properties officeooo:rsid="00213ed7"/>
    </style:style>
    <style:style style:name="T36" style:family="text">
      <style:text-properties officeooo:rsid="0026f552"/>
    </style:style>
    <style:style style:name="T37" style:family="text">
      <style:text-properties fo:language="en" fo:country="GB"/>
    </style:style>
    <style:style style:name="T38" style:family="text">
      <style:text-properties fo:language="en" fo:country="GB" officeooo:rsid="0008bc0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docs-internal-guid-9432d664-d391-efd8-8d33-af613f6af7ee"/><text:span text:style-name="T8">4317/3 Ansari Road</text:span></text:p>
      <text:p text:style-name="P23"><text:span text:style-name="T7">Darya Ganj</text:span></text:p>
      <text:p text:style-name="P23"><text:span text:style-name="T7">New Delhi - 110002</text:span></text:p>
      <text:p text:style-name="P7"/>
      <text:p text:style-name="P7"><text:span text:style-name="T21">August 29, 2016</text:span></text:p>
      <text:p text:style-name="P1"/>
      <text:p text:style-name="P18"><text:span text:style-name="T7">The Embassy </text:span><text:span text:style-name="T8">of Belgium</text:span><text:span text:style-name="T7">,</text:span></text:p>
      <text:p text:style-name="P10">50-N Shantipath, Chanakyapuri, </text:p>
      <text:p text:style-name="P10">New Delhi - 110021</text:p>
      <text:p text:style-name="P11"/>
      <text:p text:style-name="P12">Subject: <text:span text:style-name="T35">D Visa request for pursuing a 4-year PhD programme</text:span></text:p>
      <text:p text:style-name="P2"/>
      <text:p text:style-name="P6">Dear Sir/Ma’am,</text:p>
      <text:p text:style-name="P1"/>
      <text:p text:style-name="P20"><text:span text:style-name="T1">I have been invited to carry out research </text:span><text:span text:style-name="T2">through a 4-year PhD programme,</text:span><text:span text:style-name="T1"> at </text:span><text:span text:style-name="T3">Université libre de Bruxelles </text:span><text:span text:style-name="T5">(ULB)</text:span><text:span text:style-name="T1">, </text:span><text:span text:style-name="T6">by Prof Jérémie Roland</text:span><text:span text:style-name="T1">, in the field of Quantum </text:span><text:span text:style-name="T2">Information</text:span><text:span text:style-name="T1">. This </text:span><text:span text:style-name="T3">unique opportunity will efficaciously help me achieve excellence in the said field and contribute towards its expansion. </text:span><text:span text:style-name="T4">I am expected to start work from October 1, 2016 and thus must reach by September 26, 2016 to take care of formalities.</text:span></text:p>
      <text:p text:style-name="P21"><text:span text:style-name="T1"/></text:p>
      <text:p text:style-name="P8"><text:span text:style-name="T26">To this end, I</text:span> <text:span text:style-name="T33">kindly request you to issue</text:span> <text:span text:style-name="T34">me a</text:span> <text:span text:style-name="T31">long term (study) D </text:span>Visa valid from <text:span text:style-name="T25">September 26, 2016 to September 30, 2020.</text:span><text:span text:style-name="T22"> I must add that I have obtained funding for a period of one year, starting October 2016. Information about funding for subsequent years will be made available only after November 2016. </text:span></text:p>
      <text:p text:style-name="P3"/>
      <text:p text:style-name="P5"><text:span text:style-name="T37">I have enclosed herewith </text:span><text:span text:style-name="T38">two copies of </text:span><text:span text:style-name="T37">the following documents </text:span><text:span text:style-name="T38">as were listed on </text:span><text:a xlink:type="simple" xlink:href="https://dofi.ibz.be/sites/dvzoe/EN/Application-guides/Pages/Higher_education_or_preparatory_year_Visa.aspx" text:style-name="Internet_20_link" text:visited-style-name="Visited_20_Internet_20_Link">https://dofi.ibz.be/sites/dvzoe/EN/Application-guides/Pages/Higher_education_or_preparatory_year_Visa.aspx</text:a><text:span text:style-name="T30"> </text:span><text:span text:style-name="T38">(also enclosed) arranged as listed</text:span></text:p>
      <text:list xml:id="list8456161945884915520" text:style-name="L4">
        <text:list-header>
          <text:p text:style-name="P9"/>
        </text:list-header>
        <text:list-item>
          <text:p text:style-name="P9"><text:span text:style-name="T23">A completed and signed visa application form</text:span></text:p>
        </text:list-item>
        <text:list-item>
          <text:p text:style-name="P13">A PhD acceptance letter from Université libre de Bruxelles (ULB), Belgium as an attestation of registration as a regular student in higher education delivered by an educational establishment organised, recognised or subsidised by the public authorities</text:p>
        </text:list-item>
        <text:list-item>
          <text:p text:style-name="P16"><text:soft-page-break/>Bachelors and Masters degree certificates AND mark-sheets (Science) from <text:span text:style-name="T28">the </text:span>I<text:span text:style-name="T28">ndian </text:span>I<text:span text:style-name="T28">nstitute of </text:span>S<text:span text:style-name="T28">cience </text:span>E<text:span text:style-name="T28">ducation &amp; </text:span>R<text:span text:style-name="T28">esearch (IISER)</text:span> Mohali as proof that <text:span text:style-name="T27">I</text:span> satisfy the conditions for access to higher education (diploma, academic record, attestation that account is being taken of the application for equivalence or decision or dispatch of equivalence)</text:p>
        </text:list-item>
        <text:list-item>
          <text:p text:style-name="P14">A scholarship letter (for a period of 1 year) as a proof of sufficient means of subsistence</text:p>
        </text:list-item>
        <text:list-item>
          <text:p text:style-name="P14">A sealed medical certificate obtained from Dr Ved Prakash Kohli Medical Centre as a medical certificate attesting that the applicant is not carrying any of the diseases which might endanger public health</text:p>
        </text:list-item>
        <text:list-item>
          <text:p text:style-name="P14">A<text:span text:style-name="T36">n </text:span>apostilled Police Clearance Certificate (PCC), as a certificate attesting to the lack of any convictions for crimes or offences under common law</text:p>
        </text:list-item>
      </text:list>
      <text:list xml:id="list1832968916284434533" text:style-name="L5">
        <text:list-header>
          <text:p text:style-name="P15"/>
        </text:list-header>
      </text:list>
      <text:p text:style-name="P17"><text:span text:style-name="T15">As a scholarship holder I am exempt from paying the </text:span><text:span text:style-name="T20">€</text:span><text:span text:style-name="T18"> </text:span><text:span text:style-name="T15">180 visa fee. I have also enclosed a letter from ULB which exempts me from paying the </text:span><text:span text:style-name="T20">€ </text:span><text:span text:style-name="T15">160 administrative charges. </text:span><text:span text:style-name="T16">For administrative clarifications I was told to intimate the relevant authority to please contact Ms Black (</text:span><text:a xlink:type="simple" xlink:href="mailto:susan.black@ulb.ac.be" text:style-name="Internet_20_link" text:visited-style-name="Visited_20_Internet_20_Link">susan.black@ulb.ac.be</text:a><text:span text:style-name="T16">).</text:span></text:p>
      <text:p text:style-name="P19"/>
      <text:p text:style-name="P19"/>
      <text:p text:style-name="P6">Thank <text:span text:style-name="T32">you for your time and consideration.</text:span></text:p>
      <text:p text:style-name="P4"><text:line-break/></text:p>
      <text:p text:style-name="P6"/>
      <text:p text:style-name="P6"/>
      <text:p text:style-name="P6">Sincerely</text:p>
      <text:p text:style-name="P6"/>
      <text:p text:style-name="P6"/>
      <text:p text:style-name="P6"/>
      <text:p text:style-name="P6"/>
      <text:p text:style-name="P6"/>
      <text:p text:style-name="P18"><text:span text:style-name="T7">Atul Singh Arora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5:22:38.678718613</meta:creation-date>
    <dc:date>2016-08-29T06:44:34.104766309</dc:date>
    <meta:editing-duration>PT39M53S</meta:editing-duration>
    <meta:editing-cycles>26</meta:editing-cycles>
    <meta:generator>LibreOffice/5.1.3.2$Linux_X86_64 LibreOffice_project/10m0$Build-2</meta:generator>
    <meta:document-statistic meta:table-count="0" meta:image-count="0" meta:object-count="0" meta:page-count="2" meta:paragraph-count="25" meta:word-count="415" meta:character-count="2627" meta:non-whitespace-character-count="2238"/>
  </office:meta>
</office:document-meta>
</file>